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gating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Impl.DelegatingImpl( Object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legatingImpl.getDeleg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legatingImpl.equals( Object 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legatingImpl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